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272in"/>
    </style:style>
    <style:style style:name="co9" style:family="table-column">
      <style:table-column-properties fo:break-before="auto" style:column-width="2.4992in"/>
    </style:style>
    <style:style style:name="co10" style:family="table-column">
      <style:table-column-properties fo:break-before="auto" style:column-width="2.6827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0.4839in"/>
    </style:style>
    <style:style style:name="co8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3.0937in"/>
    </style:style>
    <style:style style:name="co14" style:family="table-column">
      <style:table-column-properties fo:break-before="auto" style:column-width="2.1634in"/>
    </style:style>
    <style:style style:name="co15" style:family="table-column">
      <style:table-column-properties fo:break-before="auto" style:column-width="0.3866in"/>
    </style:style>
    <style:style style:name="co16" style:family="table-column">
      <style:table-column-properties fo:break-before="auto" style:column-width="2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mployee" table:style-name="ta1" table:print="false"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ce1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3];&quot;_&quot;;RIGHT([.D3];7))" office:value-type="string" office:string-value="access_reimburse_manager">
            <text:p>access_reimburse_manager</text:p>
          </table:table-cell>
          <table:table-cell table:formula="of:=CONCATENATE([.I3];&quot;_&quot;;RIGHT([.D3];7))" office:value-type="string" office:string-value="reimburse_manager">
            <text:p>reimburse_manager</text:p>
          </table:table-cell>
          <table:table-cell table:formula="of:=CONCATENATE(&quot;hrd_ppi_reimburse.model_&quot;;[.I3])" office:value-type="string" office:string-value="hrd_ppi_reimburse.model_reimburse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eimburse</text:p>
          </table:table-cell>
        </table:table-row>
        <table:table-row table:style-name="ro3">
          <table:table-cell table:formula="of:=CONCATENATE(&quot;access_&quot;;[.I4];&quot;_&quot;;RIGHT([.D4];7))" office:value-type="string" office:string-value="access_hr_non_emp_manager">
            <text:p>access_hr_non_emp_manager</text:p>
          </table:table-cell>
          <table:table-cell table:formula="of:=CONCATENATE([.I4];&quot;_&quot;;RIGHT([.D4];7))" office:value-type="string" office:string-value="hr_non_emp_manager">
            <text:p>hr_non_emp_manager</text:p>
          </table:table-cell>
          <table:table-cell table:formula="of:=CONCATENATE(&quot;hrd_ppi_training.model_&quot;;[.I4])" office:value-type="string" office:string-value="hrd_ppi_training.model_hr_non_emp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non_emp</text:p>
          </table:table-cell>
        </table:table-row>
        <table:table-row table:style-name="ro3">
          <table:table-cell table:formula="of:=CONCATENATE(&quot;access_&quot;;[.I5];&quot;_&quot;;RIGHT([.D5];7))" office:value-type="string" office:string-value="access_hr_hierarcy_history_manager">
            <text:p>access_hr_hierarcy_history_manager</text:p>
          </table:table-cell>
          <table:table-cell table:formula="of:=CONCATENATE([.I5];&quot;_&quot;;RIGHT([.D5];7))" office:value-type="string" office:string-value="hr_hierarcy_history_manager">
            <text:p>hr_hierarcy_history_manager</text:p>
          </table:table-cell>
          <table:table-cell table:formula="of:=CONCATENATE(&quot;hrd_ppi.model_&quot;;[.I5])" office:value-type="string" office:string-value="hrd_ppi.model_hr_hierarcy_history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hierarcy_history</text:p>
          </table:table-cell>
        </table:table-row>
        <table:table-row table:style-name="ro3">
          <table:table-cell table:formula="of:=CONCATENATE(&quot;access_&quot;;[.I6];&quot;_&quot;;RIGHT([.D6];7))" office:value-type="string" office:string-value="access_hr_train_keahlian_manager">
            <text:p>access_hr_train_keahlian_manager</text:p>
          </table:table-cell>
          <table:table-cell table:formula="of:=CONCATENATE([.I6];&quot;_&quot;;RIGHT([.D6];7))" office:value-type="string" office:string-value="hr_train_keahlian_manager">
            <text:p>hr_train_keahlian_manager</text:p>
          </table:table-cell>
          <table:table-cell table:formula="of:=CONCATENATE(&quot;hrd_ppi_training.model_&quot;;[.I6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_keahlian</text:p>
          </table:table-cell>
        </table:table-row>
        <table:table-row table:style-name="ro3">
          <table:table-cell table:formula="of:=CONCATENATE(&quot;access_&quot;;[.I7];&quot;_&quot;;RIGHT([.D7];7))" office:value-type="string" office:string-value="access_hr_training_lainya_manager">
            <text:p>access_hr_training_lainya_manager</text:p>
          </table:table-cell>
          <table:table-cell table:formula="of:=CONCATENATE([.I7];&quot;_&quot;;RIGHT([.D7];7))" office:value-type="string" office:string-value="hr_training_lainya_manager">
            <text:p>hr_training_lainya_manager</text:p>
          </table:table-cell>
          <table:table-cell table:formula="of:=CONCATENATE(&quot;hrd_ppi_training.model_&quot;;[.I7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lainya</text:p>
          </table:table-cell>
        </table:table-row>
        <table:table-row table:style-name="ro3">
          <table:table-cell table:formula="of:=CONCATENATE(&quot;access_&quot;;[.I8];&quot;_&quot;;RIGHT([.D8];7))" office:value-type="string" office:string-value="access_hr_training_train_manager">
            <text:p>access_hr_training_train_manager</text:p>
          </table:table-cell>
          <table:table-cell table:formula="of:=CONCATENATE([.I8];&quot;_&quot;;RIGHT([.D8];7))" office:value-type="string" office:string-value="hr_training_train_manager">
            <text:p>hr_training_train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train</text:p>
          </table:table-cell>
        </table:table-row>
        <table:table-row table:style-name="ro3">
          <table:table-cell table:formula="of:=CONCATENATE(&quot;access_&quot;;[.I9];&quot;_&quot;;RIGHT([.D9];7))" office:value-type="string" office:string-value="access_hr_training_sio_manager">
            <text:p>access_hr_training_sio_manager</text:p>
          </table:table-cell>
          <table:table-cell table:formula="of:=CONCATENATE([.I9];&quot;_&quot;;RIGHT([.D9];7))" office:value-type="string" office:string-value="hr_training_sio_manager">
            <text:p>hr_training_sio_manager</text:p>
          </table:table-cell>
          <table:table-cell table:formula="of:=CONCATENATE(&quot;hrd_ppi_training.model_&quot;;[.I9])" office:value-type="string" office:string-value="hrd_ppi_training.model_hr_training_sio">
            <text:p>hrd_ppi_training.model_hr_training_sio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sio</text:p>
          </table:table-cell>
        </table:table-row>
        <table:table-row table:style-name="ro2">
          <table:table-cell table:formula="of:=CONCATENATE(&quot;access_&quot;;[.I10];&quot;_&quot;;RIGHT([.D10];7))" office:value-type="string" office:string-value="access_hr_contract_proyek_manager">
            <text:p>access_hr_contract_proyek_manager</text:p>
          </table:table-cell>
          <table:table-cell table:formula="of:=CONCATENATE([.I10];&quot;_&quot;;RIGHT([.D10];7))" office:value-type="string" office:string-value="hr_contract_proyek_manager">
            <text:p>hr_contract_proyek_manager</text:p>
          </table:table-cell>
          <table:table-cell table:formula="of:=CONCATENATE(&quot;hrd_ppi.model_&quot;;[.I10])" office:value-type="string" office:string-value="hrd_ppi.model_hr_contract_proyek">
            <text:p>hrd_ppi.model_hr_contract_proyek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contract_proyek</text:p>
          </table:table-cell>
        </table:table-row>
        <table:table-row table:style-name="ro2">
          <table:table-cell table:formula="of:=CONCATENATE(&quot;access_&quot;;[.I11];&quot;_&quot;;RIGHT([.D11];7))" office:value-type="string" office:string-value="access_hr_contract_schedule_manager">
            <text:p>access_hr_contract_schedule_manager</text:p>
          </table:table-cell>
          <table:table-cell table:formula="of:=CONCATENATE([.I11];&quot;_&quot;;RIGHT([.D11];7))" office:value-type="string" office:string-value="hr_contract_schedule_manager">
            <text:p>hr_contract_schedule_manager</text:p>
          </table:table-cell>
          <table:table-cell table:formula="of:=CONCATENATE(&quot;hrd_ppi.model_&quot;;[.I11])" office:value-type="string" office:string-value="hrd_ppi.model_hr_contract_schedule">
            <text:p>hrd_ppi.model_hr_contract_schedule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contract_schedule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13];&quot;_&quot;;RIGHT([.D13];7))" office:value-type="string" office:string-value="access_reimburse_hr_user">
            <text:p>access_reimburse_hr_user</text:p>
          </table:table-cell>
          <table:table-cell table:formula="of:=CONCATENATE([.I13];&quot;_&quot;;RIGHT([.D13];7))" office:value-type="string" office:string-value="reimburse_hr_user">
            <text:p>reimburse_hr_user</text:p>
          </table:table-cell>
          <table:table-cell table:formula="of:=CONCATENATE(&quot;hrd_ppi_reimburse.model_&quot;;[.I13])" office:value-type="string" office:string-value="hrd_ppi_reimburse.model_reimburse">
            <text:p>hrd_ppi_reimburse.model_reimburse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eimburse</text:p>
          </table:table-cell>
        </table:table-row>
        <table:table-row table:style-name="ro3">
          <table:table-cell table:formula="of:=CONCATENATE(&quot;access_&quot;;[.I14];&quot;_&quot;;RIGHT([.D14];7))" office:value-type="string" office:string-value="access_hr_non_emp_hr_user">
            <text:p>access_hr_non_emp_hr_user</text:p>
          </table:table-cell>
          <table:table-cell table:formula="of:=CONCATENATE([.I14];&quot;_&quot;;RIGHT([.D14];7))" office:value-type="string" office:string-value="hr_non_emp_hr_user">
            <text:p>hr_non_emp_hr_user</text:p>
          </table:table-cell>
          <table:table-cell table:formula="of:=CONCATENATE(&quot;hrd_ppi_training.model_&quot;;[.I14])" office:value-type="string" office:string-value="hrd_ppi_training.model_hr_non_emp">
            <text:p>hrd_ppi_training.model_hr_non_emp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non_emp</text:p>
          </table:table-cell>
        </table:table-row>
        <table:table-row table:style-name="ro3">
          <table:table-cell table:formula="of:=CONCATENATE(&quot;access_&quot;;[.I15];&quot;_&quot;;RIGHT([.D15];7))" office:value-type="string" office:string-value="access_hr_hierarcy_history_hr_user">
            <text:p>access_hr_hierarcy_history_hr_user</text:p>
          </table:table-cell>
          <table:table-cell table:formula="of:=CONCATENATE([.I15];&quot;_&quot;;RIGHT([.D15];7))" office:value-type="string" office:string-value="hr_hierarcy_history_hr_user">
            <text:p>hr_hierarcy_history_hr_user</text:p>
          </table:table-cell>
          <table:table-cell table:formula="of:=CONCATENATE(&quot;hrd_ppi.model_&quot;;[.I15])" office:value-type="string" office:string-value="hrd_ppi.model_hr_hierarcy_history">
            <text:p>hrd_ppi.model_hr_hierarcy_history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hierarcy_history</text:p>
          </table:table-cell>
        </table:table-row>
        <table:table-row table:style-name="ro3">
          <table:table-cell table:formula="of:=CONCATENATE(&quot;access_&quot;;[.I16];&quot;_&quot;;RIGHT([.D16];7))" office:value-type="string" office:string-value="access_hr_train_keahlian_hr_user">
            <text:p>access_hr_train_keahlian_hr_user</text:p>
          </table:table-cell>
          <table:table-cell table:formula="of:=CONCATENATE([.I16];&quot;_&quot;;RIGHT([.D16];7))" office:value-type="string" office:string-value="hr_train_keahlian_hr_user">
            <text:p>hr_train_keahlian_hr_user</text:p>
          </table:table-cell>
          <table:table-cell table:formula="of:=CONCATENATE(&quot;hrd_ppi_training.model_&quot;;[.I16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_keahlian</text:p>
          </table:table-cell>
        </table:table-row>
        <table:table-row table:style-name="ro3">
          <table:table-cell table:formula="of:=CONCATENATE(&quot;access_&quot;;[.I17];&quot;_&quot;;RIGHT([.D17];7))" office:value-type="string" office:string-value="access_hr_training_lainya_hr_user">
            <text:p>access_hr_training_lainya_hr_user</text:p>
          </table:table-cell>
          <table:table-cell table:formula="of:=CONCATENATE([.I17];&quot;_&quot;;RIGHT([.D17];7))" office:value-type="string" office:string-value="hr_training_lainya_hr_user">
            <text:p>hr_training_lainya_hr_user</text:p>
          </table:table-cell>
          <table:table-cell table:formula="of:=CONCATENATE(&quot;hrd_ppi_training.model_&quot;;[.I17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lainya</text:p>
          </table:table-cell>
        </table:table-row>
        <table:table-row table:style-name="ro3">
          <table:table-cell table:formula="of:=CONCATENATE(&quot;access_&quot;;[.I18];&quot;_&quot;;RIGHT([.D18];7))" office:value-type="string" office:string-value="access_hr_training_train_hr_user">
            <text:p>access_hr_training_train_hr_user</text:p>
          </table:table-cell>
          <table:table-cell table:formula="of:=CONCATENATE([.I18];&quot;_&quot;;RIGHT([.D18];7))" office:value-type="string" office:string-value="hr_training_train_hr_user">
            <text:p>hr_training_train_hr_user</text:p>
          </table:table-cell>
          <table:table-cell table:formula="of:=CONCATENATE(&quot;hrd_ppi_training.model_&quot;;[.I1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train</text:p>
          </table:table-cell>
        </table:table-row>
        <table:table-row table:style-name="ro3">
          <table:table-cell table:formula="of:=CONCATENATE(&quot;access_&quot;;[.I19];&quot;_&quot;;RIGHT([.D19];7))" office:value-type="string" office:string-value="access_hr_training_sio_hr_user">
            <text:p>access_hr_training_sio_hr_user</text:p>
          </table:table-cell>
          <table:table-cell table:formula="of:=CONCATENATE([.I19];&quot;_&quot;;RIGHT([.D19];7))" office:value-type="string" office:string-value="hr_training_sio_hr_user">
            <text:p>hr_training_sio_hr_user</text:p>
          </table:table-cell>
          <table:table-cell table:formula="of:=CONCATENATE(&quot;hrd_ppi_training.model_&quot;;[.I19])" office:value-type="string" office:string-value="hrd_ppi_training.model_hr_training_sio">
            <text:p>hrd_ppi_training.model_hr_training_sio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21];&quot;_&quot;;RIGHT([.D21];4))" office:value-type="string" office:string-value="access_reimburse_user">
            <text:p>access_reimburse_user</text:p>
          </table:table-cell>
          <table:table-cell table:formula="of:=CONCATENATE([.I21];&quot;_&quot;;RIGHT([.D21];4))" office:value-type="string" office:string-value="reimburse_user">
            <text:p>reimburse_user</text:p>
          </table:table-cell>
          <table:table-cell table:formula="of:=CONCATENATE(&quot;hrd_ppi_reimburse.model_&quot;;[.I21])" office:value-type="string" office:string-value="hrd_ppi_reimburse.model_reimburse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22];&quot;_&quot;;RIGHT([.D22];4))" office:value-type="string" office:string-value="access_hr_non_emp_user">
            <text:p>access_hr_non_emp_user</text:p>
          </table:table-cell>
          <table:table-cell table:formula="of:=CONCATENATE([.I22];&quot;_&quot;;RIGHT([.D22];4))" office:value-type="string" office:string-value="hr_non_emp_user">
            <text:p>hr_non_emp_user</text:p>
          </table:table-cell>
          <table:table-cell table:formula="of:=CONCATENATE(&quot;hrd_ppi_training.model_&quot;;[.I22])" office:value-type="string" office:string-value="hrd_ppi_training.model_hr_non_emp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23];&quot;_&quot;;RIGHT([.D23];4))" office:value-type="string" office:string-value="access_hr_hierarcy_history_user">
            <text:p>access_hr_hierarcy_history_user</text:p>
          </table:table-cell>
          <table:table-cell table:formula="of:=CONCATENATE([.I23];&quot;_&quot;;RIGHT([.D23];4))" office:value-type="string" office:string-value="hr_hierarcy_history_user">
            <text:p>hr_hierarcy_history_user</text:p>
          </table:table-cell>
          <table:table-cell table:formula="of:=CONCATENATE(&quot;hrd_ppi.model_&quot;;[.I23])" office:value-type="string" office:string-value="hrd_ppi.model_hr_hierarcy_history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24];&quot;_&quot;;RIGHT([.D24];4))" office:value-type="string" office:string-value="access_hr_train_keahlian_user">
            <text:p>access_hr_train_keahlian_user</text:p>
          </table:table-cell>
          <table:table-cell table:formula="of:=CONCATENATE([.I24];&quot;_&quot;;RIGHT([.D24];4))" office:value-type="string" office:string-value="hr_train_keahlian_user">
            <text:p>hr_train_keahlian_user</text:p>
          </table:table-cell>
          <table:table-cell table:formula="of:=CONCATENATE(&quot;hrd_ppi_training.model_&quot;;[.I24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25];&quot;_&quot;;RIGHT([.D25];4))" office:value-type="string" office:string-value="access_hr_training_lainya_user">
            <text:p>access_hr_training_lainya_user</text:p>
          </table:table-cell>
          <table:table-cell table:formula="of:=CONCATENATE([.I25];&quot;_&quot;;RIGHT([.D25];4))" office:value-type="string" office:string-value="hr_training_lainya_user">
            <text:p>hr_training_lainya_user</text:p>
          </table:table-cell>
          <table:table-cell table:formula="of:=CONCATENATE(&quot;hrd_ppi_training.model_&quot;;[.I25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26];&quot;_&quot;;RIGHT([.D26];4))" office:value-type="string" office:string-value="access_hr_training_train_user">
            <text:p>access_hr_training_train_user</text:p>
          </table:table-cell>
          <table:table-cell table:formula="of:=CONCATENATE([.I26];&quot;_&quot;;RIGHT([.D26];4))" office:value-type="string" office:string-value="hr_training_train_user">
            <text:p>hr_training_train_user</text:p>
          </table:table-cell>
          <table:table-cell table:formula="of:=CONCATENATE(&quot;hrd_ppi_training.model_&quot;;[.I26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27];&quot;_&quot;;RIGHT([.D27];4))" office:value-type="string" office:string-value="access_hr_employee_suskel1_user">
            <text:p>access_hr_employee_suskel1_user</text:p>
          </table:table-cell>
          <table:table-cell table:formula="of:=CONCATENATE([.I27];&quot;_&quot;;RIGHT([.D27];4))" office:value-type="string" office:string-value="hr_employee_suskel1_user">
            <text:p>hr_employee_suskel1_user</text:p>
          </table:table-cell>
          <table:table-cell table:formula="of:=CONCATENATE(&quot;hrd_ppi.model_&quot;;[.I27])" office:value-type="string" office:string-value="hrd_ppi.model_hr_employee_suskel1">
            <text:p>hrd_ppi.model_hr_employee_suskel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28];&quot;_&quot;;RIGHT([.D28];4))" office:value-type="string" office:string-value="access_hr_employee_suskel2_user">
            <text:p>access_hr_employee_suskel2_user</text:p>
          </table:table-cell>
          <table:table-cell table:formula="of:=CONCATENATE([.I28];&quot;_&quot;;RIGHT([.D28];4))" office:value-type="string" office:string-value="hr_employee_suskel2_user">
            <text:p>hr_employee_suskel2_user</text:p>
          </table:table-cell>
          <table:table-cell table:formula="of:=CONCATENATE(&quot;hrd_ppi.model_&quot;;[.I28])" office:value-type="string" office:string-value="hrd_ppi.model_hr_employee_suskel2">
            <text:p>hrd_ppi.model_hr_employee_suskel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29];&quot;_&quot;;RIGHT([.D29];4))" office:value-type="string" office:string-value="access_hr_employee_rwt_pend_user">
            <text:p>access_hr_employee_rwt_pend_user</text:p>
          </table:table-cell>
          <table:table-cell table:formula="of:=CONCATENATE([.I29];&quot;_&quot;;RIGHT([.D29];4))" office:value-type="string" office:string-value="hr_employee_rwt_pend_user">
            <text:p>hr_employee_rwt_pend_user</text:p>
          </table:table-cell>
          <table:table-cell table:formula="of:=CONCATENATE(&quot;hrd_ppi.model_&quot;;[.I29])" office:value-type="string" office:string-value="hrd_ppi.model_hr_employee_rwt_pend">
            <text:p>hrd_ppi.model_hr_employee_rwt_pend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30];&quot;_&quot;;RIGHT([.D30];4))" office:value-type="string" office:string-value="access_hr_employee_bahasa_user">
            <text:p>access_hr_employee_bahasa_user</text:p>
          </table:table-cell>
          <table:table-cell table:formula="of:=CONCATENATE([.I30];&quot;_&quot;;RIGHT([.D30];4))" office:value-type="string" office:string-value="hr_employee_bahasa_user">
            <text:p>hr_employee_bahasa_user</text:p>
          </table:table-cell>
          <table:table-cell table:formula="of:=CONCATENATE(&quot;hrd_ppi.model_&quot;;[.I30])" office:value-type="string" office:string-value="hrd_ppi.model_hr_employee_bahasa">
            <text:p>hrd_ppi.model_hr_employee_bahas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31];&quot;_&quot;;RIGHT([.D31];4))" office:value-type="string" office:string-value="access_hr_employee_rwt_krj_user">
            <text:p>access_hr_employee_rwt_krj_user</text:p>
          </table:table-cell>
          <table:table-cell table:formula="of:=CONCATENATE([.I31];&quot;_&quot;;RIGHT([.D31];4))" office:value-type="string" office:string-value="hr_employee_rwt_krj_user">
            <text:p>hr_employee_rwt_krj_user</text:p>
          </table:table-cell>
          <table:table-cell table:formula="of:=CONCATENATE(&quot;hrd_ppi.model_&quot;;[.I31])" office:value-type="string" office:string-value="hrd_ppi.model_hr_employee_rwt_krj">
            <text:p>hrd_ppi.model_hr_employee_rwt_krj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32];&quot;_&quot;;RIGHT([.D32];4))" office:value-type="string" office:string-value="access_hr_employee_kon1_user">
            <text:p>access_hr_employee_kon1_user</text:p>
          </table:table-cell>
          <table:table-cell table:formula="of:=CONCATENATE([.I32];&quot;_&quot;;RIGHT([.D32];4))" office:value-type="string" office:string-value="hr_employee_kon1_user">
            <text:p>hr_employee_kon1_user</text:p>
          </table:table-cell>
          <table:table-cell table:formula="of:=CONCATENATE(&quot;hrd_ppi.model_&quot;;[.I32])" office:value-type="string" office:string-value="hrd_ppi.model_hr_employee_kon1">
            <text:p>hrd_ppi.model_hr_employee_kon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33];&quot;_&quot;;RIGHT([.D33];4))" office:value-type="string" office:string-value="access_hr_employee_kon2_user">
            <text:p>access_hr_employee_kon2_user</text:p>
          </table:table-cell>
          <table:table-cell table:formula="of:=CONCATENATE([.I33];&quot;_&quot;;RIGHT([.D33];4))" office:value-type="string" office:string-value="hr_employee_kon2_user">
            <text:p>hr_employee_kon2_user</text:p>
          </table:table-cell>
          <table:table-cell table:formula="of:=CONCATENATE(&quot;hrd_ppi.model_&quot;;[.I33])" office:value-type="string" office:string-value="hrd_ppi.model_hr_employee_kon2">
            <text:p>hrd_ppi.model_hr_employee_kon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>
          <table:table-cell table:formula="of:=CONCATENATE(&quot;access_&quot;;[.I34];&quot;_&quot;;RIGHT([.D34];4))" office:value-type="string" office:string-value="access_hr_training_sio_user">
            <text:p>access_hr_training_sio_user</text:p>
          </table:table-cell>
          <table:table-cell table:formula="of:=CONCATENATE([.I34];&quot;_&quot;;RIGHT([.D34];4))" office:value-type="string" office:string-value="hr_training_sio_user">
            <text:p>hr_training_sio_user</text:p>
          </table:table-cell>
          <table:table-cell table:formula="of:=CONCATENATE(&quot;hrd_ppi_training.model_&quot;;[.I34])" office:value-type="string" office:string-value="hrd_ppi_training.model_hr_training_sio">
            <text:p>hrd_ppi_training.model_hr_training_sio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36];&quot;_&quot;;RIGHT([.D36];3))" office:value-type="string" office:string-value="access_reimburse_coo">
            <text:p>access_reimburse_coo</text:p>
          </table:table-cell>
          <table:table-cell table:formula="of:=CONCATENATE([.I36];&quot;_&quot;;RIGHT([.D36];3))" office:value-type="string" office:string-value="reimburse_coo">
            <text:p>reimburse_coo</text:p>
          </table:table-cell>
          <table:table-cell table:formula="of:=CONCATENATE(&quot;hrd_ppi_reimburse.model_&quot;;[.I36])" office:value-type="string" office:string-value="hrd_ppi_reimburse.model_reimburse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37];&quot;_&quot;;RIGHT([.D37];3))" office:value-type="string" office:string-value="access_hr_non_emp_coo">
            <text:p>access_hr_non_emp_coo</text:p>
          </table:table-cell>
          <table:table-cell table:formula="of:=CONCATENATE([.I37];&quot;_&quot;;RIGHT([.D37];3))" office:value-type="string" office:string-value="hr_non_emp_coo">
            <text:p>hr_non_emp_coo</text:p>
          </table:table-cell>
          <table:table-cell table:formula="of:=CONCATENATE(&quot;hrd_ppi_training.model_&quot;;[.I37])" office:value-type="string" office:string-value="hrd_ppi_training.model_hr_non_emp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38];&quot;_&quot;;RIGHT([.D38];3))" office:value-type="string" office:string-value="access_hr_hierarcy_history_coo">
            <text:p>access_hr_hierarcy_history_coo</text:p>
          </table:table-cell>
          <table:table-cell table:formula="of:=CONCATENATE([.I38];&quot;_&quot;;RIGHT([.D38];3))" office:value-type="string" office:string-value="hr_hierarcy_history_coo">
            <text:p>hr_hierarcy_history_coo</text:p>
          </table:table-cell>
          <table:table-cell table:formula="of:=CONCATENATE(&quot;hrd_ppi.model_&quot;;[.I38])" office:value-type="string" office:string-value="hrd_ppi.model_hr_hierarcy_history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39];&quot;_&quot;;RIGHT([.D39];3))" office:value-type="string" office:string-value="access_hr_train_keahlian_coo">
            <text:p>access_hr_train_keahlian_coo</text:p>
          </table:table-cell>
          <table:table-cell table:formula="of:=CONCATENATE([.I39];&quot;_&quot;;RIGHT([.D39];3))" office:value-type="string" office:string-value="hr_train_keahlian_coo">
            <text:p>hr_train_keahlian_coo</text:p>
          </table:table-cell>
          <table:table-cell table:formula="of:=CONCATENATE(&quot;hrd_ppi_training.model_&quot;;[.I39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40];&quot;_&quot;;RIGHT([.D40];3))" office:value-type="string" office:string-value="access_hr_training_lainya_coo">
            <text:p>access_hr_training_lainya_coo</text:p>
          </table:table-cell>
          <table:table-cell table:formula="of:=CONCATENATE([.I40];&quot;_&quot;;RIGHT([.D40];3))" office:value-type="string" office:string-value="hr_training_lainya_coo">
            <text:p>hr_training_lainya_coo</text:p>
          </table:table-cell>
          <table:table-cell table:formula="of:=CONCATENATE(&quot;hrd_ppi_training.model_&quot;;[.I40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41];&quot;_&quot;;RIGHT([.D41];3))" office:value-type="string" office:string-value="access_hr_training_train_coo">
            <text:p>access_hr_training_train_coo</text:p>
          </table:table-cell>
          <table:table-cell table:formula="of:=CONCATENATE([.I41];&quot;_&quot;;RIGHT([.D41];3))" office:value-type="string" office:string-value="hr_training_train_coo">
            <text:p>hr_training_train_coo</text:p>
          </table:table-cell>
          <table:table-cell table:formula="of:=CONCATENATE(&quot;hrd_ppi_training.model_&quot;;[.I41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42];&quot;_&quot;;RIGHT([.D42];3))" office:value-type="string" office:string-value="access_hr_employee_suskel1_coo">
            <text:p>access_hr_employee_suskel1_coo</text:p>
          </table:table-cell>
          <table:table-cell table:formula="of:=CONCATENATE([.I42];&quot;_&quot;;RIGHT([.D42];3))" office:value-type="string" office:string-value="hr_employee_suskel1_coo">
            <text:p>hr_employee_suskel1_coo</text:p>
          </table:table-cell>
          <table:table-cell table:formula="of:=CONCATENATE(&quot;hrd_ppi.model_&quot;;[.I42])" office:value-type="string" office:string-value="hrd_ppi.model_hr_employee_suskel1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43];&quot;_&quot;;RIGHT([.D43];3))" office:value-type="string" office:string-value="access_hr_employee_suskel2_coo">
            <text:p>access_hr_employee_suskel2_coo</text:p>
          </table:table-cell>
          <table:table-cell table:formula="of:=CONCATENATE([.I43];&quot;_&quot;;RIGHT([.D43];3))" office:value-type="string" office:string-value="hr_employee_suskel2_coo">
            <text:p>hr_employee_suskel2_coo</text:p>
          </table:table-cell>
          <table:table-cell table:formula="of:=CONCATENATE(&quot;hrd_ppi.model_&quot;;[.I43])" office:value-type="string" office:string-value="hrd_ppi.model_hr_employee_suskel2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44];&quot;_&quot;;RIGHT([.D44];3))" office:value-type="string" office:string-value="access_hr_employee_rwt_pend_coo">
            <text:p>access_hr_employee_rwt_pend_coo</text:p>
          </table:table-cell>
          <table:table-cell table:formula="of:=CONCATENATE([.I44];&quot;_&quot;;RIGHT([.D44];3))" office:value-type="string" office:string-value="hr_employee_rwt_pend_coo">
            <text:p>hr_employee_rwt_pend_coo</text:p>
          </table:table-cell>
          <table:table-cell table:formula="of:=CONCATENATE(&quot;hrd_ppi.model_&quot;;[.I44])" office:value-type="string" office:string-value="hrd_ppi.model_hr_employee_rwt_pend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45];&quot;_&quot;;RIGHT([.D45];3))" office:value-type="string" office:string-value="access_hr_employee_bahasa_coo">
            <text:p>access_hr_employee_bahasa_coo</text:p>
          </table:table-cell>
          <table:table-cell table:formula="of:=CONCATENATE([.I45];&quot;_&quot;;RIGHT([.D45];3))" office:value-type="string" office:string-value="hr_employee_bahasa_coo">
            <text:p>hr_employee_bahasa_coo</text:p>
          </table:table-cell>
          <table:table-cell table:formula="of:=CONCATENATE(&quot;hrd_ppi.model_&quot;;[.I45])" office:value-type="string" office:string-value="hrd_ppi.model_hr_employee_bahasa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46];&quot;_&quot;;RIGHT([.D46];3))" office:value-type="string" office:string-value="access_hr_employee_rwt_krj_coo">
            <text:p>access_hr_employee_rwt_krj_coo</text:p>
          </table:table-cell>
          <table:table-cell table:formula="of:=CONCATENATE([.I46];&quot;_&quot;;RIGHT([.D46];3))" office:value-type="string" office:string-value="hr_employee_rwt_krj_coo">
            <text:p>hr_employee_rwt_krj_coo</text:p>
          </table:table-cell>
          <table:table-cell table:formula="of:=CONCATENATE(&quot;hrd_ppi.model_&quot;;[.I46])" office:value-type="string" office:string-value="hrd_ppi.model_hr_employee_rwt_krj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47];&quot;_&quot;;RIGHT([.D47];3))" office:value-type="string" office:string-value="access_hr_employee_kon1_coo">
            <text:p>access_hr_employee_kon1_coo</text:p>
          </table:table-cell>
          <table:table-cell table:formula="of:=CONCATENATE([.I47];&quot;_&quot;;RIGHT([.D47];3))" office:value-type="string" office:string-value="hr_employee_kon1_coo">
            <text:p>hr_employee_kon1_coo</text:p>
          </table:table-cell>
          <table:table-cell table:formula="of:=CONCATENATE(&quot;hrd_ppi.model_&quot;;[.I47])" office:value-type="string" office:string-value="hrd_ppi.model_hr_employee_kon1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48];&quot;_&quot;;RIGHT([.D48];3))" office:value-type="string" office:string-value="access_hr_employee_kon2_coo">
            <text:p>access_hr_employee_kon2_coo</text:p>
          </table:table-cell>
          <table:table-cell table:formula="of:=CONCATENATE([.I48];&quot;_&quot;;RIGHT([.D48];3))" office:value-type="string" office:string-value="hr_employee_kon2_coo">
            <text:p>hr_employee_kon2_coo</text:p>
          </table:table-cell>
          <table:table-cell table:formula="of:=CONCATENATE(&quot;hrd_ppi.model_&quot;;[.I48])" office:value-type="string" office:string-value="hrd_ppi.model_hr_employee_kon2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>
          <table:table-cell table:formula="of:=CONCATENATE(&quot;access_&quot;;[.I49];&quot;_&quot;;RIGHT([.D49];3))" office:value-type="string" office:string-value="access_hr_training_sio_coo">
            <text:p>access_hr_training_sio_coo</text:p>
          </table:table-cell>
          <table:table-cell table:formula="of:=CONCATENATE([.I49];&quot;_&quot;;RIGHT([.D49];3))" office:value-type="string" office:string-value="hr_training_sio_coo">
            <text:p>hr_training_sio_coo</text:p>
          </table:table-cell>
          <table:table-cell table:formula="of:=CONCATENATE(&quot;hrd_ppi_training.model_&quot;;[.I49])" office:value-type="string" office:string-value="hrd_ppi_training.model_hr_training_sio">
            <text:p>hrd_ppi_training.model_hr_training_sio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51];&quot;_&quot;;RIGHT([.D51];4))" office:value-type="string" office:string-value="access_reimburse_dept">
            <text:p>access_reimburse_dept</text:p>
          </table:table-cell>
          <table:table-cell table:formula="of:=CONCATENATE([.I51];&quot;_&quot;;RIGHT([.D51];4))" office:value-type="string" office:string-value="reimburse_dept">
            <text:p>reimburse_dept</text:p>
          </table:table-cell>
          <table:table-cell table:formula="of:=CONCATENATE(&quot;hrd_ppi_reimburse.model_&quot;;[.I51])" office:value-type="string" office:string-value="hrd_ppi_reimburse.model_reimburse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52];&quot;_&quot;;RIGHT([.D52];4))" office:value-type="string" office:string-value="access_hr_non_emp_dept">
            <text:p>access_hr_non_emp_dept</text:p>
          </table:table-cell>
          <table:table-cell table:formula="of:=CONCATENATE([.I52];&quot;_&quot;;RIGHT([.D52];4))" office:value-type="string" office:string-value="hr_non_emp_dept">
            <text:p>hr_non_emp_dept</text:p>
          </table:table-cell>
          <table:table-cell table:formula="of:=CONCATENATE(&quot;hrd_ppi_training.model_&quot;;[.I52])" office:value-type="string" office:string-value="hrd_ppi_training.model_hr_non_emp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53];&quot;_&quot;;RIGHT([.D53];4))" office:value-type="string" office:string-value="access_hr_hierarcy_history_dept">
            <text:p>access_hr_hierarcy_history_dept</text:p>
          </table:table-cell>
          <table:table-cell table:formula="of:=CONCATENATE([.I53];&quot;_&quot;;RIGHT([.D53];4))" office:value-type="string" office:string-value="hr_hierarcy_history_dept">
            <text:p>hr_hierarcy_history_dept</text:p>
          </table:table-cell>
          <table:table-cell table:formula="of:=CONCATENATE(&quot;hrd_ppi.model_&quot;;[.I53])" office:value-type="string" office:string-value="hrd_ppi.model_hr_hierarcy_history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54];&quot;_&quot;;RIGHT([.D54];4))" office:value-type="string" office:string-value="access_hr_train_keahlian_dept">
            <text:p>access_hr_train_keahlian_dept</text:p>
          </table:table-cell>
          <table:table-cell table:formula="of:=CONCATENATE([.I54];&quot;_&quot;;RIGHT([.D54];4))" office:value-type="string" office:string-value="hr_train_keahlian_dept">
            <text:p>hr_train_keahlian_dept</text:p>
          </table:table-cell>
          <table:table-cell table:formula="of:=CONCATENATE(&quot;hrd_ppi_training.model_&quot;;[.I54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55];&quot;_&quot;;RIGHT([.D55];4))" office:value-type="string" office:string-value="access_hr_training_lainya_dept">
            <text:p>access_hr_training_lainya_dept</text:p>
          </table:table-cell>
          <table:table-cell table:formula="of:=CONCATENATE([.I55];&quot;_&quot;;RIGHT([.D55];4))" office:value-type="string" office:string-value="hr_training_lainya_dept">
            <text:p>hr_training_lainya_dept</text:p>
          </table:table-cell>
          <table:table-cell table:formula="of:=CONCATENATE(&quot;hrd_ppi_training.model_&quot;;[.I55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56];&quot;_&quot;;RIGHT([.D56];4))" office:value-type="string" office:string-value="access_hr_training_train_dept">
            <text:p>access_hr_training_train_dept</text:p>
          </table:table-cell>
          <table:table-cell table:formula="of:=CONCATENATE([.I56];&quot;_&quot;;RIGHT([.D56];4))" office:value-type="string" office:string-value="hr_training_train_dept">
            <text:p>hr_training_train_dept</text:p>
          </table:table-cell>
          <table:table-cell table:formula="of:=CONCATENATE(&quot;hrd_ppi_training.model_&quot;;[.I56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57];&quot;_&quot;;RIGHT([.D57];4))" office:value-type="string" office:string-value="access_hr_employee_suskel1_dept">
            <text:p>access_hr_employee_suskel1_dept</text:p>
          </table:table-cell>
          <table:table-cell table:formula="of:=CONCATENATE([.I57];&quot;_&quot;;RIGHT([.D57];4))" office:value-type="string" office:string-value="hr_employee_suskel1_dept">
            <text:p>hr_employee_suskel1_dept</text:p>
          </table:table-cell>
          <table:table-cell table:formula="of:=CONCATENATE(&quot;hrd_ppi.model_&quot;;[.I57])" office:value-type="string" office:string-value="hrd_ppi.model_hr_employee_suskel1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58];&quot;_&quot;;RIGHT([.D58];4))" office:value-type="string" office:string-value="access_hr_employee_suskel2_dept">
            <text:p>access_hr_employee_suskel2_dept</text:p>
          </table:table-cell>
          <table:table-cell table:formula="of:=CONCATENATE([.I58];&quot;_&quot;;RIGHT([.D58];4))" office:value-type="string" office:string-value="hr_employee_suskel2_dept">
            <text:p>hr_employee_suskel2_dept</text:p>
          </table:table-cell>
          <table:table-cell table:formula="of:=CONCATENATE(&quot;hrd_ppi.model_&quot;;[.I58])" office:value-type="string" office:string-value="hrd_ppi.model_hr_employee_suskel2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59];&quot;_&quot;;RIGHT([.D59];4))" office:value-type="string" office:string-value="access_hr_employee_rwt_pend_dept">
            <text:p>access_hr_employee_rwt_pend_dept</text:p>
          </table:table-cell>
          <table:table-cell table:formula="of:=CONCATENATE([.I59];&quot;_&quot;;RIGHT([.D59];4))" office:value-type="string" office:string-value="hr_employee_rwt_pend_dept">
            <text:p>hr_employee_rwt_pend_dept</text:p>
          </table:table-cell>
          <table:table-cell table:formula="of:=CONCATENATE(&quot;hrd_ppi.model_&quot;;[.I59])" office:value-type="string" office:string-value="hrd_ppi.model_hr_employee_rwt_pend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60];&quot;_&quot;;RIGHT([.D60];4))" office:value-type="string" office:string-value="access_hr_employee_bahasa_dept">
            <text:p>access_hr_employee_bahasa_dept</text:p>
          </table:table-cell>
          <table:table-cell table:formula="of:=CONCATENATE([.I60];&quot;_&quot;;RIGHT([.D60];4))" office:value-type="string" office:string-value="hr_employee_bahasa_dept">
            <text:p>hr_employee_bahasa_dept</text:p>
          </table:table-cell>
          <table:table-cell table:formula="of:=CONCATENATE(&quot;hrd_ppi.model_&quot;;[.I60])" office:value-type="string" office:string-value="hrd_ppi.model_hr_employee_bahasa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61];&quot;_&quot;;RIGHT([.D61];4))" office:value-type="string" office:string-value="access_hr_employee_rwt_krj_dept">
            <text:p>access_hr_employee_rwt_krj_dept</text:p>
          </table:table-cell>
          <table:table-cell table:formula="of:=CONCATENATE([.I61];&quot;_&quot;;RIGHT([.D61];4))" office:value-type="string" office:string-value="hr_employee_rwt_krj_dept">
            <text:p>hr_employee_rwt_krj_dept</text:p>
          </table:table-cell>
          <table:table-cell table:formula="of:=CONCATENATE(&quot;hrd_ppi.model_&quot;;[.I61])" office:value-type="string" office:string-value="hrd_ppi.model_hr_employee_rwt_krj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62];&quot;_&quot;;RIGHT([.D62];4))" office:value-type="string" office:string-value="access_hr_employee_kon1_dept">
            <text:p>access_hr_employee_kon1_dept</text:p>
          </table:table-cell>
          <table:table-cell table:formula="of:=CONCATENATE([.I62];&quot;_&quot;;RIGHT([.D62];4))" office:value-type="string" office:string-value="hr_employee_kon1_dept">
            <text:p>hr_employee_kon1_dept</text:p>
          </table:table-cell>
          <table:table-cell table:formula="of:=CONCATENATE(&quot;hrd_ppi.model_&quot;;[.I62])" office:value-type="string" office:string-value="hrd_ppi.model_hr_employee_kon1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63];&quot;_&quot;;RIGHT([.D63];4))" office:value-type="string" office:string-value="access_hr_employee_kon2_dept">
            <text:p>access_hr_employee_kon2_dept</text:p>
          </table:table-cell>
          <table:table-cell table:formula="of:=CONCATENATE([.I63];&quot;_&quot;;RIGHT([.D63];4))" office:value-type="string" office:string-value="hr_employee_kon2_dept">
            <text:p>hr_employee_kon2_dept</text:p>
          </table:table-cell>
          <table:table-cell table:formula="of:=CONCATENATE(&quot;hrd_ppi.model_&quot;;[.I63])" office:value-type="string" office:string-value="hrd_ppi.model_hr_employee_kon2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>
          <table:table-cell table:formula="of:=CONCATENATE(&quot;access_&quot;;[.I64];&quot;_&quot;;RIGHT([.D64];4))" office:value-type="string" office:string-value="access_hr_training_sio_dept">
            <text:p>access_hr_training_sio_dept</text:p>
          </table:table-cell>
          <table:table-cell table:formula="of:=CONCATENATE([.I64];&quot;_&quot;;RIGHT([.D64];4))" office:value-type="string" office:string-value="hr_training_sio_dept">
            <text:p>hr_training_sio_dept</text:p>
          </table:table-cell>
          <table:table-cell table:formula="of:=CONCATENATE(&quot;hrd_ppi_training.model_&quot;;[.I64])" office:value-type="string" office:string-value="hrd_ppi_training.model_hr_training_sio">
            <text:p>hrd_ppi_training.model_hr_training_sio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cruit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];RIGHT([.D3];11))" office:value-type="string" office:string-value="access_reimburse_hr_manager">
            <text:p>access_reimburse_hr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4];RIGHT([.D4];11))" office:value-type="string" office:string-value="access_hr_non_emp_hr_manager">
            <text:p>access_hr_non_emp_hr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5];RIGHT([.D5];11))" office:value-type="string" office:string-value="access_hr_hierarcy_history_hr_manager">
            <text:p>access_hr_hierarcy_history_hr_manager</text:p>
          </table:table-cell>
          <table:table-cell office:value-type="string">
            <text:p>hr_hierarc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6];RIGHT([.D6];11))" office:value-type="string" office:string-value="access_hr_train_keahlian_hr_manager">
            <text:p>access_hr_train_keahlian_hr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7];RIGHT([.D7];11))" office:value-type="string" office:string-value="access_hr_training_lainya_hr_manager">
            <text:p>access_hr_training_lainya_hr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8];RIGHT([.D8];11))" office:value-type="string" office:string-value="access_hr_training_train_hr_manager">
            <text:p>access_hr_training_train_hr_manager</text:p>
          </table:table-cell>
          <table:table-cell table:formula="of:=CONCATENATE([.I8];&quot;_&quot;;RIGHT([.D8];11))" office:value-type="string" office:string-value="hr_training_train__hr_manager">
            <text:p>hr_training_train__hr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0];&quot;_&quot;;RIGHT([.D10];4))" office:value-type="string" office:string-value="access_reimburse_user">
            <text:p>access_reimburse_user</text:p>
          </table:table-cell>
          <table:table-cell office:value-type="string">
            <text:p>reimburse_employee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1];&quot;_&quot;;RIGHT([.D11];4))" office:value-type="string" office:string-value="access_hr_non_emp_user">
            <text:p>access_hr_non_emp_user</text:p>
          </table:table-cell>
          <table:table-cell office:value-type="string">
            <text:p>hr_non_emp_employee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2];&quot;_&quot;;RIGHT([.D12];4))" office:value-type="string" office:string-value="access_hr_hierarcy_history_user">
            <text:p>access_hr_hierarcy_history_user</text:p>
          </table:table-cell>
          <table:table-cell office:value-type="string">
            <text:p>hr_hierarcy_employee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13];&quot;_&quot;;RIGHT([.D13];4))" office:value-type="string" office:string-value="access_hr_train_keahlian_user">
            <text:p>access_hr_train_keahlian_user</text:p>
          </table:table-cell>
          <table:table-cell office:value-type="string">
            <text:p>hr_train_keahlian_employee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14];&quot;_&quot;;RIGHT([.D14];4))" office:value-type="string" office:string-value="access_hr_training_lainya_user">
            <text:p>access_hr_training_lainya_user</text:p>
          </table:table-cell>
          <table:table-cell office:value-type="string">
            <text:p>hr_training_lainya_employee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15];&quot;_&quot;;RIGHT([.D15];4))" office:value-type="string" office:string-value="access_hr_training_train_user">
            <text:p>access_hr_training_train_user</text:p>
          </table:table-cell>
          <table:table-cell office:value-type="string">
            <text:p>hr_training_train_employee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7];&quot;_&quot;;RIGHT([.D17];11))" office:value-type="string" office:string-value="access_reimburse_recruitment">
            <text:p>access_reimburse_recruitment</text:p>
          </table:table-cell>
          <table:table-cell table:formula="of:=CONCATENATE([.I17];&quot;_&quot;;RIGHT([.D17];11))" office:value-type="string" office:string-value="reimburse_recruitment">
            <text:p>reimburse_recruitment</text:p>
          </table:table-cell>
          <table:table-cell table:formula="of:=CONCATENATE(&quot;hrd_ppi_reimburse.model_&quot;;[.I17])" office:value-type="string" office:string-value="hrd_ppi_reimburse.model_reimburse">
            <text:p>hrd_ppi_reimburse.model_reimburse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8];&quot;_&quot;;RIGHT([.D18];11))" office:value-type="string" office:string-value="access_hr_non_emp_recruitment">
            <text:p>access_hr_non_emp_recruitment</text:p>
          </table:table-cell>
          <table:table-cell table:formula="of:=CONCATENATE([.I18];&quot;_&quot;;RIGHT([.D18];11))" office:value-type="string" office:string-value="hr_non_emp_recruitment">
            <text:p>hr_non_emp_recruitment</text:p>
          </table:table-cell>
          <table:table-cell table:formula="of:=CONCATENATE(&quot;hrd_ppi_training.model_&quot;;[.I18])" office:value-type="string" office:string-value="hrd_ppi_training.model_hr_non_emp">
            <text:p>hrd_ppi_training.model_hr_non_emp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9];&quot;_&quot;;RIGHT([.D19];11))" office:value-type="string" office:string-value="access_hr_hierarcy_history_recruitment">
            <text:p>access_hr_hierarcy_history_recruitment</text:p>
          </table:table-cell>
          <table:table-cell table:formula="of:=CONCATENATE([.I19];&quot;_&quot;;RIGHT([.D19];11))" office:value-type="string" office:string-value="hr_hierarcy_history_recruitment">
            <text:p>hr_hierarcy_history_recruitment</text:p>
          </table:table-cell>
          <table:table-cell table:formula="of:=CONCATENATE(&quot;hrd_ppi.model_&quot;;[.I19])" office:value-type="string" office:string-value="hrd_ppi.model_hr_hierarcy_history">
            <text:p>hrd_ppi.model_hr_hierarcy_history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20];&quot;_&quot;;RIGHT([.D20];11))" office:value-type="string" office:string-value="access_hr_train_keahlian_recruitment">
            <text:p>access_hr_train_keahlian_recruitment</text:p>
          </table:table-cell>
          <table:table-cell table:formula="of:=CONCATENATE([.I20];&quot;_&quot;;RIGHT([.D20];11))" office:value-type="string" office:string-value="hr_train_keahlian_recruitment">
            <text:p>hr_train_keahlian_recruitment</text:p>
          </table:table-cell>
          <table:table-cell table:formula="of:=CONCATENATE(&quot;hrd_ppi_training.model_&quot;;[.I20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21];&quot;_&quot;;RIGHT([.D21];11))" office:value-type="string" office:string-value="access_hr_training_lainya_recruitment">
            <text:p>access_hr_training_lainya_recruitment</text:p>
          </table:table-cell>
          <table:table-cell table:formula="of:=CONCATENATE([.I21];&quot;_&quot;;RIGHT([.D21];11))" office:value-type="string" office:string-value="hr_training_lainya_recruitment">
            <text:p>hr_training_lainya_recruitment</text:p>
          </table:table-cell>
          <table:table-cell table:formula="of:=CONCATENATE(&quot;hrd_ppi_training.model_&quot;;[.I21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22];&quot;_&quot;;RIGHT([.D22];11))" office:value-type="string" office:string-value="access_hr_training_train_recruitment">
            <text:p>access_hr_training_train_recruitment</text:p>
          </table:table-cell>
          <table:table-cell table:formula="of:=CONCATENATE([.I22];&quot;_&quot;;RIGHT([.D22];11))" office:value-type="string" office:string-value="hr_training_train_recruitment">
            <text:p>hr_training_train_recruitment</text:p>
          </table:table-cell>
          <table:table-cell table:formula="of:=CONCATENATE(&quot;hrd_ppi_training.model_&quot;;[.I22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24];&quot;_&quot;;RIGHT([.D24];11))" office:value-type="string" office:string-value="access_hr_recruit_pendidikan_recruitment">
            <text:p>access_hr_recruit_pendidikan_recruitment</text:p>
          </table:table-cell>
          <table:table-cell table:formula="of:=CONCATENATE([.I24];&quot;_&quot;;RIGHT([.D24];11))" office:value-type="string" office:string-value="hr_recruit_pendidikan_recruitment">
            <text:p>hr_recruit_pendidikan_recruitment</text:p>
          </table:table-cell>
          <table:table-cell table:formula="of:=CONCATENATE(&quot;hrd_ppi.model_&quot;;[.I24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25];&quot;_&quot;;RIGHT([.D25];11))" office:value-type="string" office:string-value="access_hr_recruit_jurusan_recruitment">
            <text:p>access_hr_recruit_jurusan_recruitment</text:p>
          </table:table-cell>
          <table:table-cell table:formula="of:=CONCATENATE([.I25];&quot;_&quot;;RIGHT([.D25];11))" office:value-type="string" office:string-value="hr_recruit_jurusan_recruitment">
            <text:p>hr_recruit_jurusan_recruitment</text:p>
          </table:table-cell>
          <table:table-cell table:formula="of:=CONCATENATE(&quot;hrd_ppi.model_&quot;;[.I25])" office:value-type="string" office:string-value="hrd_ppi.model_hr_recruit_jurusan">
            <text:p>hrd_ppi.model_hr_recruit_jurus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26];&quot;_&quot;;RIGHT([.D26];11))" office:value-type="string" office:string-value="access_hr_recruit_jurusan_detail_recruitment">
            <text:p>access_hr_recruit_jurusan_detail_recruitment</text:p>
          </table:table-cell>
          <table:table-cell table:formula="of:=CONCATENATE([.I26];&quot;_&quot;;RIGHT([.D26];11))" office:value-type="string" office:string-value="hr_recruit_jurusan_detail_recruitment">
            <text:p>hr_recruit_jurusan_detail_recruitment</text:p>
          </table:table-cell>
          <table:table-cell table:formula="of:=CONCATENATE(&quot;hrd_ppi.model_&quot;;[.I26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27];&quot;_&quot;;RIGHT([.D27];11))" office:value-type="string" office:string-value="access_hr_recruit_suskel1_recruitment">
            <text:p>access_hr_recruit_suskel1_recruitment</text:p>
          </table:table-cell>
          <table:table-cell table:formula="of:=CONCATENATE([.I27];&quot;_&quot;;RIGHT([.D27];11))" office:value-type="string" office:string-value="hr_recruit_suskel1_recruitment">
            <text:p>hr_recruit_suskel1_recruitment</text:p>
          </table:table-cell>
          <table:table-cell table:formula="of:=CONCATENATE(&quot;hrd_ppi.model_&quot;;[.I27])" office:value-type="string" office:string-value="hrd_ppi.model_hr_recruit_suskel1">
            <text:p>hrd_ppi.model_hr_recruit_suskel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28];&quot;_&quot;;RIGHT([.D28];11))" office:value-type="string" office:string-value="access_hr_recruit_suskel2_recruitment">
            <text:p>access_hr_recruit_suskel2_recruitment</text:p>
          </table:table-cell>
          <table:table-cell table:formula="of:=CONCATENATE([.I28];&quot;_&quot;;RIGHT([.D28];11))" office:value-type="string" office:string-value="hr_recruit_suskel2_recruitment">
            <text:p>hr_recruit_suskel2_recruitment</text:p>
          </table:table-cell>
          <table:table-cell table:formula="of:=CONCATENATE(&quot;hrd_ppi.model_&quot;;[.I28])" office:value-type="string" office:string-value="hrd_ppi.model_hr_recruit_suskel2">
            <text:p>hrd_ppi.model_hr_recruit_suskel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29];&quot;_&quot;;RIGHT([.D29];11))" office:value-type="string" office:string-value="access_hr_recruit_rwt_pend_recruitment">
            <text:p>access_hr_recruit_rwt_pend_recruitment</text:p>
          </table:table-cell>
          <table:table-cell table:formula="of:=CONCATENATE([.I29];&quot;_&quot;;RIGHT([.D29];11))" office:value-type="string" office:string-value="hr_recruit_rwt_pend_recruitment">
            <text:p>hr_recruit_rwt_pend_recruitment</text:p>
          </table:table-cell>
          <table:table-cell table:formula="of:=CONCATENATE(&quot;hrd_ppi.model_&quot;;[.I29])" office:value-type="string" office:string-value="hrd_ppi.model_hr_recruit_rwt_pend">
            <text:p>hrd_ppi.model_hr_recruit_rwt_pend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30];&quot;_&quot;;RIGHT([.D30];11))" office:value-type="string" office:string-value="access_hr_recruit_bahasa_recruitment">
            <text:p>access_hr_recruit_bahasa_recruitment</text:p>
          </table:table-cell>
          <table:table-cell table:formula="of:=CONCATENATE([.I30];&quot;_&quot;;RIGHT([.D30];11))" office:value-type="string" office:string-value="hr_recruit_bahasa_recruitment">
            <text:p>hr_recruit_bahasa_recruitment</text:p>
          </table:table-cell>
          <table:table-cell table:formula="of:=CONCATENATE(&quot;hrd_ppi.model_&quot;;[.I30])" office:value-type="string" office:string-value="hrd_ppi.model_hr_recruit_bahasa">
            <text:p>hrd_ppi.model_hr_recruit_bahas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31];&quot;_&quot;;RIGHT([.D31];11))" office:value-type="string" office:string-value="access_hr_recruit_rwt_krj_recruitment">
            <text:p>access_hr_recruit_rwt_krj_recruitment</text:p>
          </table:table-cell>
          <table:table-cell table:formula="of:=CONCATENATE([.I31];&quot;_&quot;;RIGHT([.D31];11))" office:value-type="string" office:string-value="hr_recruit_rwt_krj_recruitment">
            <text:p>hr_recruit_rwt_krj_recruitment</text:p>
          </table:table-cell>
          <table:table-cell table:formula="of:=CONCATENATE(&quot;hrd_ppi.model_&quot;;[.I31])" office:value-type="string" office:string-value="hrd_ppi.model_hr_recruit_rwt_krj">
            <text:p>hrd_ppi.model_hr_recruit_rwt_krj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32];&quot;_&quot;;RIGHT([.D32];11))" office:value-type="string" office:string-value="access_hr_recruit_kon1_recruitment">
            <text:p>access_hr_recruit_kon1_recruitment</text:p>
          </table:table-cell>
          <table:table-cell table:formula="of:=CONCATENATE([.I32];&quot;_&quot;;RIGHT([.D32];11))" office:value-type="string" office:string-value="hr_recruit_kon1_recruitment">
            <text:p>hr_recruit_kon1_recruitment</text:p>
          </table:table-cell>
          <table:table-cell table:formula="of:=CONCATENATE(&quot;hrd_ppi.model_&quot;;[.I32])" office:value-type="string" office:string-value="hrd_ppi.model_hr_recruit_kon1">
            <text:p>hrd_ppi.model_hr_recruit_kon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33];&quot;_&quot;;RIGHT([.D33];11))" office:value-type="string" office:string-value="access_hr_recruit_kon2_recruitment">
            <text:p>access_hr_recruit_kon2_recruitment</text:p>
          </table:table-cell>
          <table:table-cell table:formula="of:=CONCATENATE([.I33];&quot;_&quot;;RIGHT([.D33];11))" office:value-type="string" office:string-value="hr_recruit_kon2_recruitment">
            <text:p>hr_recruit_kon2_recruitment</text:p>
          </table:table-cell>
          <table:table-cell table:formula="of:=CONCATENATE(&quot;hrd_ppi.model_&quot;;[.I33])" office:value-type="string" office:string-value="hrd_ppi.model_hr_recruit_kon2">
            <text:p>hrd_ppi.model_hr_recruit_kon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34];&quot;_&quot;;RIGHT([.D34];11))" office:value-type="string" office:string-value="access_hr_applicant_recruitment">
            <text:p>access_hr_applicant_recruitment</text:p>
          </table:table-cell>
          <table:table-cell table:formula="of:=CONCATENATE([.I34];&quot;_&quot;;RIGHT([.D34];11))" office:value-type="string" office:string-value="hr_applicant_recruitment">
            <text:p>hr_applicant_recruitment</text:p>
          </table:table-cell>
          <table:table-cell table:formula="of:=CONCATENATE(&quot;hrd_ppi.model_&quot;;[.I34])" office:value-type="string" office:string-value="hrd_ppi.model_hr_applicant">
            <text:p>hrd_ppi.model_hr_applicant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applican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6];&quot;_&quot;;RIGHT([.D36];11))" office:value-type="string" office:string-value="access_reimburse_in_employee">
            <text:p>access_reimburse_in_employee</text:p>
          </table:table-cell>
          <table:table-cell table:formula="of:=CONCATENATE([.I36];&quot;_&quot;;RIGHT([.D36];11))" office:value-type="string" office:string-value="reimburse_in_employee">
            <text:p>reimburse_in_employee</text:p>
          </table:table-cell>
          <table:table-cell table:formula="of:=CONCATENATE(&quot;hrd_ppi_reimburse.model_&quot;;[.I36])" office:value-type="string" office:string-value="hrd_ppi_reimburse.model_reimburse">
            <text:p>hrd_ppi_reimburse.model_reimburse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37];&quot;_&quot;;RIGHT([.D37];11))" office:value-type="string" office:string-value="access_hr_non_emp_in_employee">
            <text:p>access_hr_non_emp_in_employee</text:p>
          </table:table-cell>
          <table:table-cell table:formula="of:=CONCATENATE([.I37];&quot;_&quot;;RIGHT([.D37];11))" office:value-type="string" office:string-value="hr_non_emp_in_employee">
            <text:p>hr_non_emp_in_employee</text:p>
          </table:table-cell>
          <table:table-cell table:formula="of:=CONCATENATE(&quot;hrd_ppi_training.model_&quot;;[.I37])" office:value-type="string" office:string-value="hrd_ppi_training.model_hr_non_emp">
            <text:p>hrd_ppi_training.model_hr_non_emp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38];&quot;_&quot;;RIGHT([.D38];11))" office:value-type="string" office:string-value="access_hr_hierarcy_history_in_employee">
            <text:p>access_hr_hierarcy_history_in_employee</text:p>
          </table:table-cell>
          <table:table-cell table:formula="of:=CONCATENATE([.I38];&quot;_&quot;;RIGHT([.D38];11))" office:value-type="string" office:string-value="hr_hierarcy_history_in_employee">
            <text:p>hr_hierarcy_history_in_employee</text:p>
          </table:table-cell>
          <table:table-cell table:formula="of:=CONCATENATE(&quot;hrd_ppi.model_&quot;;[.I38])" office:value-type="string" office:string-value="hrd_ppi.model_hr_hierarcy_history">
            <text:p>hrd_ppi.model_hr_hierarcy_history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39];&quot;_&quot;;RIGHT([.D39];11))" office:value-type="string" office:string-value="access_hr_train_keahlian_in_employee">
            <text:p>access_hr_train_keahlian_in_employee</text:p>
          </table:table-cell>
          <table:table-cell table:formula="of:=CONCATENATE([.I39];&quot;_&quot;;RIGHT([.D39];11))" office:value-type="string" office:string-value="hr_train_keahlian_in_employee">
            <text:p>hr_train_keahlian_in_employee</text:p>
          </table:table-cell>
          <table:table-cell table:formula="of:=CONCATENATE(&quot;hrd_ppi_training.model_&quot;;[.I39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40];&quot;_&quot;;RIGHT([.D40];11))" office:value-type="string" office:string-value="access_hr_training_lainya_in_employee">
            <text:p>access_hr_training_lainya_in_employee</text:p>
          </table:table-cell>
          <table:table-cell table:formula="of:=CONCATENATE([.I40];&quot;_&quot;;RIGHT([.D40];11))" office:value-type="string" office:string-value="hr_training_lainya_in_employee">
            <text:p>hr_training_lainya_in_employee</text:p>
          </table:table-cell>
          <table:table-cell table:formula="of:=CONCATENATE(&quot;hrd_ppi_training.model_&quot;;[.I40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41];&quot;_&quot;;RIGHT([.D41];11))" office:value-type="string" office:string-value="access_hr_training_train_in_employee">
            <text:p>access_hr_training_train_in_employee</text:p>
          </table:table-cell>
          <table:table-cell table:formula="of:=CONCATENATE([.I41];&quot;_&quot;;RIGHT([.D41];11))" office:value-type="string" office:string-value="hr_training_train_in_employee">
            <text:p>hr_training_train_in_employee</text:p>
          </table:table-cell>
          <table:table-cell table:formula="of:=CONCATENATE(&quot;hrd_ppi_training.model_&quot;;[.I41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43];&quot;_&quot;;RIGHT([.D43];11))" office:value-type="string" office:string-value="access_hr_recruit_pendidikan_in_employee">
            <text:p>access_hr_recruit_pendidikan_in_employee</text:p>
          </table:table-cell>
          <table:table-cell table:formula="of:=CONCATENATE([.I43];&quot;_&quot;;RIGHT([.D43];11))" office:value-type="string" office:string-value="hr_recruit_pendidikan_in_employee">
            <text:p>hr_recruit_pendidikan_in_employee</text:p>
          </table:table-cell>
          <table:table-cell table:formula="of:=CONCATENATE(&quot;hrd_ppi.model_&quot;;[.I43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44];&quot;_&quot;;RIGHT([.D44];11))" office:value-type="string" office:string-value="access_hr_recruit_jurusan_in_employee">
            <text:p>access_hr_recruit_jurusan_in_employee</text:p>
          </table:table-cell>
          <table:table-cell table:formula="of:=CONCATENATE([.I44];&quot;_&quot;;RIGHT([.D44];11))" office:value-type="string" office:string-value="hr_recruit_jurusan_in_employee">
            <text:p>hr_recruit_jurusan_in_employee</text:p>
          </table:table-cell>
          <table:table-cell table:formula="of:=CONCATENATE(&quot;hrd_ppi.model_&quot;;[.I44])" office:value-type="string" office:string-value="hrd_ppi.model_hr_recruit_jurusan">
            <text:p>hrd_ppi.model_hr_recruit_jurus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45];&quot;_&quot;;RIGHT([.D45];11))" office:value-type="string" office:string-value="access_hr_recruit_jurusan_detail_in_employee">
            <text:p>access_hr_recruit_jurusan_detail_in_employee</text:p>
          </table:table-cell>
          <table:table-cell table:formula="of:=CONCATENATE([.I45];&quot;_&quot;;RIGHT([.D45];11))" office:value-type="string" office:string-value="hr_recruit_jurusan_detail_in_employee">
            <text:p>hr_recruit_jurusan_detail_in_employee</text:p>
          </table:table-cell>
          <table:table-cell table:formula="of:=CONCATENATE(&quot;hrd_ppi.model_&quot;;[.I45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46];&quot;_&quot;;RIGHT([.D46];11))" office:value-type="string" office:string-value="access_hr_recruit_suskel1_in_employee">
            <text:p>access_hr_recruit_suskel1_in_employee</text:p>
          </table:table-cell>
          <table:table-cell table:formula="of:=CONCATENATE([.I46];&quot;_&quot;;RIGHT([.D46];11))" office:value-type="string" office:string-value="hr_recruit_suskel1_in_employee">
            <text:p>hr_recruit_suskel1_in_employee</text:p>
          </table:table-cell>
          <table:table-cell table:formula="of:=CONCATENATE(&quot;hrd_ppi.model_&quot;;[.I46])" office:value-type="string" office:string-value="hrd_ppi.model_hr_recruit_suskel1">
            <text:p>hrd_ppi.model_hr_recruit_suskel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47];&quot;_&quot;;RIGHT([.D47];11))" office:value-type="string" office:string-value="access_hr_recruit_suskel2_in_employee">
            <text:p>access_hr_recruit_suskel2_in_employee</text:p>
          </table:table-cell>
          <table:table-cell table:formula="of:=CONCATENATE([.I47];&quot;_&quot;;RIGHT([.D47];11))" office:value-type="string" office:string-value="hr_recruit_suskel2_in_employee">
            <text:p>hr_recruit_suskel2_in_employee</text:p>
          </table:table-cell>
          <table:table-cell table:formula="of:=CONCATENATE(&quot;hrd_ppi.model_&quot;;[.I47])" office:value-type="string" office:string-value="hrd_ppi.model_hr_recruit_suskel2">
            <text:p>hrd_ppi.model_hr_recruit_suskel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48];&quot;_&quot;;RIGHT([.D48];11))" office:value-type="string" office:string-value="access_hr_recruit_rwt_pend_in_employee">
            <text:p>access_hr_recruit_rwt_pend_in_employee</text:p>
          </table:table-cell>
          <table:table-cell table:formula="of:=CONCATENATE([.I48];&quot;_&quot;;RIGHT([.D48];11))" office:value-type="string" office:string-value="hr_recruit_rwt_pend_in_employee">
            <text:p>hr_recruit_rwt_pend_in_employee</text:p>
          </table:table-cell>
          <table:table-cell table:formula="of:=CONCATENATE(&quot;hrd_ppi.model_&quot;;[.I48])" office:value-type="string" office:string-value="hrd_ppi.model_hr_recruit_rwt_pend">
            <text:p>hrd_ppi.model_hr_recruit_rwt_pend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49];&quot;_&quot;;RIGHT([.D49];11))" office:value-type="string" office:string-value="access_hr_recruit_bahasa_in_employee">
            <text:p>access_hr_recruit_bahasa_in_employee</text:p>
          </table:table-cell>
          <table:table-cell table:formula="of:=CONCATENATE([.I49];&quot;_&quot;;RIGHT([.D49];11))" office:value-type="string" office:string-value="hr_recruit_bahasa_in_employee">
            <text:p>hr_recruit_bahasa_in_employee</text:p>
          </table:table-cell>
          <table:table-cell table:formula="of:=CONCATENATE(&quot;hrd_ppi.model_&quot;;[.I49])" office:value-type="string" office:string-value="hrd_ppi.model_hr_recruit_bahasa">
            <text:p>hrd_ppi.model_hr_recruit_bahas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50];&quot;_&quot;;RIGHT([.D50];11))" office:value-type="string" office:string-value="access_hr_recruit_rwt_krj_in_employee">
            <text:p>access_hr_recruit_rwt_krj_in_employee</text:p>
          </table:table-cell>
          <table:table-cell table:formula="of:=CONCATENATE([.I50];&quot;_&quot;;RIGHT([.D50];11))" office:value-type="string" office:string-value="hr_recruit_rwt_krj_in_employee">
            <text:p>hr_recruit_rwt_krj_in_employee</text:p>
          </table:table-cell>
          <table:table-cell table:formula="of:=CONCATENATE(&quot;hrd_ppi.model_&quot;;[.I50])" office:value-type="string" office:string-value="hrd_ppi.model_hr_recruit_rwt_krj">
            <text:p>hrd_ppi.model_hr_recruit_rwt_krj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51];&quot;_&quot;;RIGHT([.D51];11))" office:value-type="string" office:string-value="access_hr_recruit_kon1_in_employee">
            <text:p>access_hr_recruit_kon1_in_employee</text:p>
          </table:table-cell>
          <table:table-cell table:formula="of:=CONCATENATE([.I51];&quot;_&quot;;RIGHT([.D51];11))" office:value-type="string" office:string-value="hr_recruit_kon1_in_employee">
            <text:p>hr_recruit_kon1_in_employee</text:p>
          </table:table-cell>
          <table:table-cell table:formula="of:=CONCATENATE(&quot;hrd_ppi.model_&quot;;[.I51])" office:value-type="string" office:string-value="hrd_ppi.model_hr_recruit_kon1">
            <text:p>hrd_ppi.model_hr_recruit_kon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52];&quot;_&quot;;RIGHT([.D52];11))" office:value-type="string" office:string-value="access_hr_recruit_kon2_in_employee">
            <text:p>access_hr_recruit_kon2_in_employee</text:p>
          </table:table-cell>
          <table:table-cell table:formula="of:=CONCATENATE([.I52];&quot;_&quot;;RIGHT([.D52];11))" office:value-type="string" office:string-value="hr_recruit_kon2_in_employee">
            <text:p>hr_recruit_kon2_in_employee</text:p>
          </table:table-cell>
          <table:table-cell table:formula="of:=CONCATENATE(&quot;hrd_ppi.model_&quot;;[.I52])" office:value-type="string" office:string-value="hrd_ppi.model_hr_recruit_kon2">
            <text:p>hrd_ppi.model_hr_recruit_kon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53];&quot;_&quot;;RIGHT([.D53];11))" office:value-type="string" office:string-value="access_hr_applicant_in_employee">
            <text:p>access_hr_applicant_in_employee</text:p>
          </table:table-cell>
          <table:table-cell table:formula="of:=CONCATENATE([.I53];&quot;_&quot;;RIGHT([.D53];11))" office:value-type="string" office:string-value="hr_applicant_in_employee">
            <text:p>hr_applicant_in_employee</text:p>
          </table:table-cell>
          <table:table-cell table:formula="of:=CONCATENATE(&quot;hrd_ppi.model_&quot;;[.I53])" office:value-type="string" office:string-value="hrd_ppi.model_hr_applicant">
            <text:p>hrd_ppi.model_hr_applicant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pplican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uti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alendar_event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lembur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absensi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useradmin_training</text:p>
          </table:table-cell>
          <table:table-cell table:number-columns-repeated="4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reimburse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payrol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roup_hr_useradmin_coo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3"/>
          <table:table-cell office:value-type="string">
            <text:p>group_hr_useradmin_cfo</text:p>
          </table:table-cell>
          <table:table-cell table:number-columns-repeated="4"/>
          <table:table-cell office:value-type="string">
            <text:p>hr_non_emp</text:p>
          </table:table-cell>
        </table:table-row>
        <table:table-row table:style-name="ro2">
          <table:table-cell table:number-columns-repeated="3"/>
          <table:table-cell office:value-type="string">
            <text:p>group_hr_useradmin_presdir</text:p>
          </table:table-cell>
          <table:table-cell table:number-columns-repeated="4"/>
          <table:table-cell office:value-type="string">
            <text:p>hr_hierarcy_history</text:p>
          </table:table-cell>
        </table:table-row>
        <table:table-row table:style-name="ro2">
          <table:table-cell table:number-columns-repeated="3"/>
          <table:table-cell office:value-type="string">
            <text:p>group_hr_useradmin_komisaris</text:p>
          </table:table-cell>
          <table:table-cell table:number-columns-repeated="4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admin_department</text:p>
          </table:table-cell>
          <table:table-cell table:number-columns-repeated="4"/>
          <table:table-cell office:value-type="string">
            <text:p>hr_training_lainya</text:p>
          </table:table-cell>
        </table:table-row>
      </table:table>
      <table:table table:name="value only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non_emp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manager</text:p>
          </table:table-cell>
          <table:table-cell office:value-type="string">
            <text:p>hr_hierarcy_histor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manager</text:p>
          </table:table-cell>
          <table:table-cell office:value-type="string">
            <text:p>hr_training_train_manag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hr_user</text:p>
          </table:table-cell>
          <table:table-cell office:value-type="string">
            <text:p>reimburse_hr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hr_user</text:p>
          </table:table-cell>
          <table:table-cell office:value-type="string">
            <text:p>hr_non_emp_hr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hr_user</text:p>
          </table:table-cell>
          <table:table-cell office:value-type="string">
            <text:p>hr_hierarcy_history_hr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hr_user</text:p>
          </table:table-cell>
          <table:table-cell office:value-type="string">
            <text:p>hr_train_keahlian_hr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hr_user</text:p>
          </table:table-cell>
          <table:table-cell office:value-type="string">
            <text:p>hr_training_lainya_hr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hr_user</text:p>
          </table:table-cell>
          <table:table-cell office:value-type="string">
            <text:p>hr_training_train_hr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user</text:p>
          </table:table-cell>
          <table:table-cell office:value-type="string">
            <text:p>reimburse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user</text:p>
          </table:table-cell>
          <table:table-cell office:value-type="string">
            <text:p>hr_non_emp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user</text:p>
          </table:table-cell>
          <table:table-cell office:value-type="string">
            <text:p>hr_hierarcy_history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user</text:p>
          </table:table-cell>
          <table:table-cell office:value-type="string">
            <text:p>hr_train_keahlian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user</text:p>
          </table:table-cell>
          <table:table-cell office:value-type="string">
            <text:p>hr_training_lainya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user</text:p>
          </table:table-cell>
          <table:table-cell office:value-type="string">
            <text:p>hr_training_train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coo</text:p>
          </table:table-cell>
          <table:table-cell office:value-type="string">
            <text:p>reimburse_coo</text:p>
          </table:table-cell>
          <table:table-cell office:value-type="string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coo</text:p>
          </table:table-cell>
          <table:table-cell office:value-type="string">
            <text:p>hr_non_emp_coo</text:p>
          </table:table-cell>
          <table:table-cell office:value-type="string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coo</text:p>
          </table:table-cell>
          <table:table-cell office:value-type="string">
            <text:p>hr_hierarcy_history_coo</text:p>
          </table:table-cell>
          <table:table-cell office:value-type="string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coo</text:p>
          </table:table-cell>
          <table:table-cell office:value-type="string">
            <text:p>hr_train_keahlian_coo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coo</text:p>
          </table:table-cell>
          <table:table-cell office:value-type="string">
            <text:p>hr_training_lainya_coo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coo</text:p>
          </table:table-cell>
          <table:table-cell office:value-type="string">
            <text:p>hr_training_train_coo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coo</text:p>
          </table:table-cell>
          <table:table-cell office:value-type="string">
            <text:p>hr_employee_suskel1_coo</text:p>
          </table:table-cell>
          <table:table-cell office:value-type="string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coo</text:p>
          </table:table-cell>
          <table:table-cell office:value-type="string">
            <text:p>hr_employee_suskel2_coo</text:p>
          </table:table-cell>
          <table:table-cell office:value-type="string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coo</text:p>
          </table:table-cell>
          <table:table-cell office:value-type="string">
            <text:p>hr_employee_rwt_pend_coo</text:p>
          </table:table-cell>
          <table:table-cell office:value-type="string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coo</text:p>
          </table:table-cell>
          <table:table-cell office:value-type="string">
            <text:p>hr_employee_bahasa_coo</text:p>
          </table:table-cell>
          <table:table-cell office:value-type="string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coo</text:p>
          </table:table-cell>
          <table:table-cell office:value-type="string">
            <text:p>hr_employee_rwt_krj_coo</text:p>
          </table:table-cell>
          <table:table-cell office:value-type="string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coo</text:p>
          </table:table-cell>
          <table:table-cell office:value-type="string">
            <text:p>hr_employee_kon1_coo</text:p>
          </table:table-cell>
          <table:table-cell office:value-type="string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coo</text:p>
          </table:table-cell>
          <table:table-cell office:value-type="string">
            <text:p>hr_employee_kon2_coo</text:p>
          </table:table-cell>
          <table:table-cell office:value-type="string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dept</text:p>
          </table:table-cell>
          <table:table-cell office:value-type="string">
            <text:p>reimburse_dept</text:p>
          </table:table-cell>
          <table:table-cell office:value-type="string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dept</text:p>
          </table:table-cell>
          <table:table-cell office:value-type="string">
            <text:p>hr_non_emp_dept</text:p>
          </table:table-cell>
          <table:table-cell office:value-type="string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dept</text:p>
          </table:table-cell>
          <table:table-cell office:value-type="string">
            <text:p>hr_hierarcy_history_dept</text:p>
          </table:table-cell>
          <table:table-cell office:value-type="string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dept</text:p>
          </table:table-cell>
          <table:table-cell office:value-type="string">
            <text:p>hr_train_keahlian_dept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dept</text:p>
          </table:table-cell>
          <table:table-cell office:value-type="string">
            <text:p>hr_training_lainya_dept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dept</text:p>
          </table:table-cell>
          <table:table-cell office:value-type="string">
            <text:p>hr_training_train_dept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dept</text:p>
          </table:table-cell>
          <table:table-cell office:value-type="string">
            <text:p>hr_employee_suskel1_dept</text:p>
          </table:table-cell>
          <table:table-cell office:value-type="string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dept</text:p>
          </table:table-cell>
          <table:table-cell office:value-type="string">
            <text:p>hr_employee_suskel2_dept</text:p>
          </table:table-cell>
          <table:table-cell office:value-type="string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dept</text:p>
          </table:table-cell>
          <table:table-cell office:value-type="string">
            <text:p>hr_employee_rwt_pend_dept</text:p>
          </table:table-cell>
          <table:table-cell office:value-type="string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dept</text:p>
          </table:table-cell>
          <table:table-cell office:value-type="string">
            <text:p>hr_employee_bahasa_dept</text:p>
          </table:table-cell>
          <table:table-cell office:value-type="string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dept</text:p>
          </table:table-cell>
          <table:table-cell office:value-type="string">
            <text:p>hr_employee_rwt_krj_dept</text:p>
          </table:table-cell>
          <table:table-cell office:value-type="string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dept</text:p>
          </table:table-cell>
          <table:table-cell office:value-type="string">
            <text:p>hr_employee_kon1_dept</text:p>
          </table:table-cell>
          <table:table-cell office:value-type="string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dept</text:p>
          </table:table-cell>
          <table:table-cell office:value-type="string">
            <text:p>hr_employee_kon2_dept</text:p>
          </table:table-cell>
          <table:table-cell office:value-type="string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8/16/2014</text:date>, <text:time>12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6T12:29:43</dc:date>
    <dc:creator>xrix </dc:creator>
    <meta:generator>OpenOffice/4.1.0$Linux OpenOffice.org_project/410m18$Build-9764</meta:generator>
    <meta:editing-duration>PT5H56M54S</meta:editing-duration>
    <meta:editing-cycles>25</meta:editing-cycles>
    <meta:document-statistic meta:table-count="3" meta:cell-count="1353" meta:object-count="0"/>
  </office:meta>
</office:document-meta>
</file>